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4pt" fo:font-weight="bold" officeooo:rsid="000612c8" officeooo:paragraph-rsid="000612c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weight="normal" officeooo:rsid="000612c8" officeooo:paragraph-rsid="000612c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" fo:font-weight="normal" officeooo:rsid="000612c8" officeooo:paragraph-rsid="000612c8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DejaVu Sans" fo:font-weight="normal" officeooo:rsid="000612c8" officeooo:paragraph-rsid="000612c8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DejaVu Sans" fo:font-weight="normal" officeooo:rsid="00063782" officeooo:paragraph-rsid="0006378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" fo:font-weight="bold" officeooo:rsid="000612c8" officeooo:paragraph-rsid="000612c8" style:font-weight-asian="bold" style:font-weight-complex="bold"/>
    </style:style>
    <style:style style:name="T1" style:family="text">
      <style:text-properties officeooo:rsid="000637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NCIA</text:p>
      <text:p text:style-name="P2">Nombre del interesado, con domicilio en dirección del interesado y con NIF del interesado</text:p>
      <text:p text:style-name="P2"/>
      <text:p text:style-name="P3"/>
      <text:p text:style-name="P6">EXPONE:</text:p>
      <text:p text:style-name="P6"/>
      <text:p text:style-name="P3">QUE ….. con fecha de…</text:p>
      <text:p text:style-name="P3"/>
      <text:p text:style-name="P3">QUE ….. al dia de…</text:p>
      <text:p text:style-name="P3"/>
      <text:p text:style-name="P6">SOLICITA:</text:p>
      <text:p text:style-name="P3">De esta entidad información sobre el cuso de la solicitud de ayuda y el proyecto presentado</text:p>
      <text:p text:style-name="P3"/>
      <text:p text:style-name="P3">A la espera de sus noticias.</text:p>
      <text:p text:style-name="P4"><text:span text:style-name="T1">domocilio</text:span>, <text:span text:style-name="T1">1</text:span>/1<text:span text:style-name="T1">2</text:span>/2022</text:p>
      <text:p text:style-name="P4"/>
      <text:p text:style-name="P4"/>
      <text:p text:style-name="P5">Oscar Moya Le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09:03:39</meta:creation-date>
    <dc:date>2022-12-01T10:15:49.021102230</dc:date>
    <meta:editing-duration>PT8M17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0" meta:word-count="54" meta:character-count="307" meta:non-whitespace-character-count="263"/>
  </office:meta>
</office:document-meta>
</file>